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space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3726b" officeooo:paragraph-rsid="0003726b" style:font-size-asian="9.60000038146973pt" style:font-weight-asian="bold" style:font-size-complex="11pt" style:font-weight-complex="bold"/>
    </style:style>
    <style:style style:name="P2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3726b" officeooo:paragraph-rsid="00046a7f" style:font-size-asian="9.60000038146973pt" style:font-weight-asian="bold" style:font-size-complex="11pt" style:font-weight-complex="bold"/>
    </style:style>
    <style:style style:name="P3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46a7f" officeooo:paragraph-rsid="00046a7f" style:font-size-asian="9.60000038146973pt" style:font-weight-asian="bold" style:font-size-complex="11pt" style:font-weight-complex="bold"/>
    </style:style>
    <style:style style:name="P4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46a7f" officeooo:paragraph-rsid="000482f9" style:font-size-asian="9.60000038146973pt" style:font-weight-asian="normal" style:font-size-complex="11pt" style:font-weight-complex="normal"/>
    </style:style>
    <style:style style:name="P5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548d4" officeooo:paragraph-rsid="000548d4" style:font-size-asian="9.60000038146973pt" style:font-weight-asian="normal" style:font-size-complex="11pt" style:font-weight-complex="normal"/>
    </style:style>
    <style:style style:name="P6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67b8e" officeooo:paragraph-rsid="00067b8e" style:font-size-asian="9.60000038146973pt" style:font-weight-asian="normal" style:font-size-complex="11pt" style:font-weight-complex="normal"/>
    </style:style>
    <style:style style:name="P7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98b32" officeooo:paragraph-rsid="00098b32" style:font-size-asian="9.60000038146973pt" style:font-weight-asian="normal" style:font-size-complex="11pt" style:font-weight-complex="normal"/>
    </style:style>
    <style:style style:name="P8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9cbe4" officeooo:paragraph-rsid="0009cbe4" style:font-size-asian="9.60000038146973pt" style:font-weight-asian="normal" style:font-size-complex="11pt" style:font-weight-complex="normal"/>
    </style:style>
    <style:style style:name="P9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bold" officeooo:rsid="00046a7f" officeooo:paragraph-rsid="00046a7f" style:font-size-asian="9.60000038146973pt" style:font-weight-asian="bold" style:font-size-complex="11pt" style:font-weight-complex="bold"/>
    </style:style>
    <style:style style:name="P10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bold" officeooo:rsid="000548d4" officeooo:paragraph-rsid="000548d4" style:font-size-asian="9.60000038146973pt" style:font-weight-asian="bold" style:font-size-complex="11pt" style:font-weight-complex="bold"/>
    </style:style>
    <style:style style:name="P11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bold" officeooo:rsid="000889a1" officeooo:paragraph-rsid="000889a1" style:font-size-asian="9.60000038146973pt" style:font-weight-asian="bold" style:font-size-complex="11pt" style:font-weight-complex="bold"/>
    </style:style>
    <style:style style:name="P12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bold" officeooo:rsid="0009cbe4" officeooo:paragraph-rsid="0009cbe4" style:font-size-asian="9.60000038146973pt" style:font-weight-asian="bold" style:font-size-complex="11pt" style:font-weight-complex="bold"/>
    </style:style>
    <style:style style:name="P13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solid" style:text-underline-width="auto" style:text-underline-color="font-color" fo:font-weight="bold" officeooo:rsid="00067b8e" officeooo:paragraph-rsid="00067b8e" style:font-size-asian="9.60000038146973pt" style:font-weight-asian="bold" style:font-size-complex="11pt" style:font-weight-complex="bold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officeooo:rsid="0003726b" officeooo:paragraph-rsid="0003726b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style:text-underline-style="none" fo:font-weight="normal" officeooo:rsid="0003726b" officeooo:paragraph-rsid="0003726b" style:font-size-asian="15pt" style:font-weight-asian="normal" style:font-size-complex="15pt" style:font-weight-complex="normal"/>
    </style:style>
    <style:style style:name="P16" style:family="paragraph" style:parent-style-name="Standard">
      <style:text-properties fo:font-size="11pt" style:text-underline-style="none" fo:font-weight="bold" officeooo:rsid="0003726b" officeooo:paragraph-rsid="00046a7f" style:font-size-asian="9.60000038146973pt" style:font-weight-asian="bold" style:font-size-complex="11pt" style:font-weight-complex="bold"/>
    </style:style>
    <style:style style:name="T1" style:family="text">
      <style:text-properties officeooo:rsid="00046a7f"/>
    </style:style>
    <style:style style:name="T2" style:family="text">
      <style:text-properties officeooo:rsid="000482f9"/>
    </style:style>
    <style:style style:name="T3" style:family="text">
      <style:text-properties officeooo:rsid="000709e3"/>
    </style:style>
    <style:style style:name="T4" style:family="text">
      <style:text-properties officeooo:rsid="0009cb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Git Esssential</text:p>
      <text:p text:style-name="P15"/>
      <text:p text:style-name="P15"/>
      <text:p text:style-name="P15"/>
      <text:p text:style-name="P9">Setting the configuration:</text:p>
      <text:p text:style-name="P1">git config --global user.email "web@linuxconfig.org"</text:p>
      <text:p text:style-name="P2">git config --global user.<text:span text:style-name="T1">name</text:span> "<text:span text:style-name="T1">name</text:span>"</text:p>
      <text:p text:style-name="P3"/>
      <text:p text:style-name="P9">Initiali<text:span text:style-name="T2">z</text:span>e git repository:</text:p>
      <text:p text:style-name="P4">git init</text:p>
      <text:p text:style-name="P4"/>
      <text:p text:style-name="P10">get the status of the file:</text:p>
      <text:p text:style-name="P5">git status</text:p>
      <text:p text:style-name="P5"/>
      <text:p text:style-name="P13">Commit the file <text:span text:style-name="T3">procedure</text:span>:</text:p>
      <text:p text:style-name="P6"/>
      <text:p text:style-name="P11">Add the file to the git</text:p>
      <text:p text:style-name="P6">git add filename</text:p>
      <text:p text:style-name="P6"/>
      <text:p text:style-name="P11">Commit the file:</text:p>
      <text:p text:style-name="P7">git commit -m “create filename <text:span text:style-name="T4">index.html</text:span>”</text:p>
      <text:p text:style-name="P6"/>
      <text:p text:style-name="P6"/>
      <text:p text:style-name="P12">To get the commit details:</text:p>
      <text:p text:style-name="P8">git log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space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12:22:05.438430698</meta:creation-date>
    <dc:date>2021-12-03T12:39:58.308278081</dc:date>
    <meta:editing-duration>PT17M48S</meta:editing-duration>
    <meta:editing-cycles>9</meta:editing-cycles>
    <meta:generator>LibreOffice/7.1.7.2$Linux_X86_64 LibreOffice_project/10$Build-2</meta:generator>
    <meta:document-statistic meta:table-count="0" meta:image-count="0" meta:object-count="0" meta:page-count="1" meta:paragraph-count="15" meta:word-count="59" meta:character-count="355" meta:non-whitespace-character-count="313"/>
  </office:meta>
</office:document-meta>
</file>